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2.7264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sta_1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 25% 0% 25% 100% 0% 40% 20%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% 0% 0% 100% 0% 0% 0% 0%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 0% 0% 100% 0% 0% 0% 0%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% 0% 33% 100% 0% 25% 25% 0%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 0% 0% 80% 0% 0% 0% 0%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 0% 0% 100% 0% 0% 0% 0%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 0% 0% 100% 0% 25% 0% 0%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 0% 25% 33% 0% 0% 0% 67%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% 0% 0% 100% 0% 0% 0% 0%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6" calcext:value-type="float">
            <text:p>916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 0% 0% 100% 0% 0% 0% 0%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53" calcext:value-type="float">
            <text:p>1.153</text:p>
          </table:table-cell>
          <table:table-cell office:value-type="float" office:value="231868" calcext:value-type="float">
            <text:p>231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% 11% 10% 10% 13% 11% 10% 12%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66" calcext:value-type="float">
            <text:p>1.166</text:p>
          </table:table-cell>
          <table:table-cell office:value-type="float" office:value="232588" calcext:value-type="float">
            <text:p>23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9% 11% 100% 15% 13% 11% 11%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76" calcext:value-type="float">
            <text:p>1.176</text:p>
          </table:table-cell>
          <table:table-cell office:value-type="float" office:value="231580" calcext:value-type="float">
            <text:p>231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1% 11% 76% 11% 13% 13% 37%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42" calcext:value-type="float">
            <text:p>1.142</text:p>
          </table:table-cell>
          <table:table-cell office:value-type="float" office:value="232204" calcext:value-type="float">
            <text:p>232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4% 25% 12% 13% 12% 85% 12%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56" calcext:value-type="float">
            <text:p>1.156</text:p>
          </table:table-cell>
          <table:table-cell office:value-type="float" office:value="231880" calcext:value-type="float">
            <text:p>23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3% 10% 12% 10% 10% 99% 12%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52" calcext:value-type="float">
            <text:p>1.152</text:p>
          </table:table-cell>
          <table:table-cell office:value-type="float" office:value="232412" calcext:value-type="float">
            <text:p>232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3% 99% 12% 9% 12% 10% 10%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55" calcext:value-type="float">
            <text:p>1.155</text:p>
          </table:table-cell>
          <table:table-cell office:value-type="float" office:value="231608" calcext:value-type="float">
            <text:p>23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13% 9% 10% 9% 12% 99%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57" calcext:value-type="float">
            <text:p>1.157</text:p>
          </table:table-cell>
          <table:table-cell office:value-type="float" office:value="231920" calcext:value-type="float">
            <text:p>231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% 10% 12% 10% 61% 14% 10% 14%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42" calcext:value-type="float">
            <text:p>1.142</text:p>
          </table:table-cell>
          <table:table-cell office:value-type="float" office:value="232388" calcext:value-type="float">
            <text:p>232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10% 10% 12% 12% 99% 12%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3" calcext:value-type="float">
            <text:p>913</text:p>
          </table:table-cell>
          <table:table-cell office:value-type="float" office:value="1.151" calcext:value-type="float">
            <text:p>1.151</text:p>
          </table:table-cell>
          <table:table-cell office:value-type="float" office:value="231508" calcext:value-type="float">
            <text:p>231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2% 68% 10% 9% 13% 41% 10%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299" calcext:value-type="float">
            <text:p>5.299</text:p>
          </table:table-cell>
          <table:table-cell office:value-type="float" office:value="296876" calcext:value-type="float">
            <text:p>296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7% 1% 2% 2% 64% 2% 2%</text:p>
          </table:table-cell>
          <table:table-cell office:value-type="float" office:value="4.835" calcext:value-type="float">
            <text:p>4.83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321" calcext:value-type="float">
            <text:p>5.321</text:p>
          </table:table-cell>
          <table:table-cell office:value-type="float" office:value="291788" calcext:value-type="float">
            <text:p>29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52% 3% 3% 2% 49% 2%</text:p>
          </table:table-cell>
          <table:table-cell office:value-type="float" office:value="4.856" calcext:value-type="float">
            <text:p>4.85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444" calcext:value-type="float">
            <text:p>5.444</text:p>
          </table:table-cell>
          <table:table-cell office:value-type="float" office:value="278100" calcext:value-type="float">
            <text:p>27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% 2% 2% 2% 16% 2% 2% 3%</text:p>
          </table:table-cell>
          <table:table-cell office:value-type="float" office:value="4.978" calcext:value-type="float">
            <text:p>4.97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354" calcext:value-type="float">
            <text:p>5.354</text:p>
          </table:table-cell>
          <table:table-cell office:value-type="float" office:value="288296" calcext:value-type="float">
            <text:p>288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0% 3% 5% 3% 63% 3% 3%</text:p>
          </table:table-cell>
          <table:table-cell office:value-type="float" office:value="4.892" calcext:value-type="float">
            <text:p>4.89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357" calcext:value-type="float">
            <text:p>5.357</text:p>
          </table:table-cell>
          <table:table-cell office:value-type="float" office:value="287952" calcext:value-type="float">
            <text:p>287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% 2% 2% 2% 18% 2% 2% 2%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355" calcext:value-type="float">
            <text:p>5.355</text:p>
          </table:table-cell>
          <table:table-cell office:value-type="float" office:value="289028" calcext:value-type="float">
            <text:p>28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% 2% 1% 2% 4% 2% 2% 1%</text:p>
          </table:table-cell>
          <table:table-cell office:value-type="float" office:value="4.893" calcext:value-type="float">
            <text:p>4.89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335" calcext:value-type="float">
            <text:p>5.335</text:p>
          </table:table-cell>
          <table:table-cell office:value-type="float" office:value="290780" calcext:value-type="float">
            <text:p>290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95% 2% 2% 2% 6% 2%</text:p>
          </table:table-cell>
          <table:table-cell office:value-type="float" office:value="4.872" calcext:value-type="float">
            <text:p>4.87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542" calcext:value-type="float">
            <text:p>5.542</text:p>
          </table:table-cell>
          <table:table-cell office:value-type="float" office:value="289724" calcext:value-type="float">
            <text:p>289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% 39% 4% 6% 12% 7% 4% 5%</text:p>
          </table:table-cell>
          <table:table-cell office:value-type="float" office:value="5.077" calcext:value-type="float">
            <text:p>5.07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417" calcext:value-type="float">
            <text:p>5.417</text:p>
          </table:table-cell>
          <table:table-cell office:value-type="float" office:value="278704" calcext:value-type="float">
            <text:p>278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80% 3% 3% 3% 22% 2% 3%</text:p>
          </table:table-cell>
          <table:table-cell office:value-type="float" office:value="4.959" calcext:value-type="float">
            <text:p>4.95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9" calcext:value-type="float">
            <text:p>919</text:p>
          </table:table-cell>
          <table:table-cell office:value-type="float" office:value="5.358" calcext:value-type="float">
            <text:p>5.358</text:p>
          </table:table-cell>
          <table:table-cell office:value-type="float" office:value="283196" calcext:value-type="float">
            <text:p>283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3% 2% 3% 2% 58% 3% 3%</text:p>
          </table:table-cell>
          <table:table-cell office:value-type="float" office:value="4.916" calcext:value-type="float">
            <text:p>4.9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495" calcext:value-type="float">
            <text:p>5.495</text:p>
          </table:table-cell>
          <table:table-cell office:value-type="float" office:value="297600" calcext:value-type="float">
            <text:p>29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3% 5% 4% 5% 69% 6% 5%</text:p>
          </table:table-cell>
          <table:table-cell office:value-type="float" office:value="5.049" calcext:value-type="float">
            <text:p>5.04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941" calcext:value-type="float">
            <text:p>5.941</text:p>
          </table:table-cell>
          <table:table-cell office:value-type="float" office:value="289336" calcext:value-type="float">
            <text:p>289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% 65% 17% 20% 15% 47% 14% 14%</text:p>
          </table:table-cell>
          <table:table-cell office:value-type="float" office:value="5.505" calcext:value-type="float">
            <text:p>5.50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547" calcext:value-type="float">
            <text:p>5.547</text:p>
          </table:table-cell>
          <table:table-cell office:value-type="float" office:value="288776" calcext:value-type="float">
            <text:p>288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77% 8% 8% 8% 27% 7% 6%</text:p>
          </table:table-cell>
          <table:table-cell office:value-type="float" office:value="5.103" calcext:value-type="float">
            <text:p>5.10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504" calcext:value-type="float">
            <text:p>5.504</text:p>
          </table:table-cell>
          <table:table-cell office:value-type="float" office:value="290728" calcext:value-type="float">
            <text:p>290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5% 5% 86% 5% 5% 6% 17%</text:p>
          </table:table-cell>
          <table:table-cell office:value-type="float" office:value="5.062" calcext:value-type="float">
            <text:p>5.062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416" calcext:value-type="float">
            <text:p>5.416</text:p>
          </table:table-cell>
          <table:table-cell office:value-type="float" office:value="277992" calcext:value-type="float">
            <text:p>277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3% 72% 7% 4% 5% 27%</text:p>
          </table:table-cell>
          <table:table-cell office:value-type="float" office:value="4.988" calcext:value-type="float">
            <text:p>4.988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338" calcext:value-type="float">
            <text:p>5.338</text:p>
          </table:table-cell>
          <table:table-cell office:value-type="float" office:value="288204" calcext:value-type="float">
            <text:p>288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59% 2% 2% 2% 43% 2% 2%</text:p>
          </table:table-cell>
          <table:table-cell office:value-type="float" office:value="4.878" calcext:value-type="float">
            <text:p>4.878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44" calcext:value-type="float">
            <text:p>5.44</text:p>
          </table:table-cell>
          <table:table-cell office:value-type="float" office:value="277712" calcext:value-type="float">
            <text:p>277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96% 4% 4% 4% 7% 4% 3%</text:p>
          </table:table-cell>
          <table:table-cell office:value-type="float" office:value="4.976" calcext:value-type="float">
            <text:p>4.976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297" calcext:value-type="float">
            <text:p>5.297</text:p>
          </table:table-cell>
          <table:table-cell office:value-type="float" office:value="293504" calcext:value-type="float">
            <text:p>293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2% 2% 1% 2% 80% 2% 2%</text:p>
          </table:table-cell>
          <table:table-cell office:value-type="float" office:value="4.834" calcext:value-type="float">
            <text:p>4.83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512" calcext:value-type="float">
            <text:p>5.512</text:p>
          </table:table-cell>
          <table:table-cell office:value-type="float" office:value="291216" calcext:value-type="float">
            <text:p>291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25% 5% 5% 5% 79% 6% 5%</text:p>
          </table:table-cell>
          <table:table-cell office:value-type="float" office:value="5.053" calcext:value-type="float">
            <text:p>5.05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5.406" calcext:value-type="float">
            <text:p>5.406</text:p>
          </table:table-cell>
          <table:table-cell office:value-type="float" office:value="277620" calcext:value-type="float">
            <text:p>277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% 6% 4% 4% 14% 3% 4% 3%</text:p>
          </table:table-cell>
          <table:table-cell office:value-type="float" office:value="4.995" calcext:value-type="float">
            <text:p>4.9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89" calcext:value-type="float">
            <text:p>0.989</text:p>
          </table:table-cell>
          <table:table-cell office:value-type="float" office:value="195068" calcext:value-type="float">
            <text:p>195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5% 15% 98% 13% 15% 13% 15%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81" calcext:value-type="float">
            <text:p>0.981</text:p>
          </table:table-cell>
          <table:table-cell office:value-type="float" office:value="196380" calcext:value-type="float">
            <text:p>196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3% 98% 13% 15% 12% 13% 14%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87" calcext:value-type="float">
            <text:p>0.987</text:p>
          </table:table-cell>
          <table:table-cell office:value-type="float" office:value="195772" calcext:value-type="float">
            <text:p>195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5% 100% 13% 15% 17% 13% 13%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74" calcext:value-type="float">
            <text:p>0.974</text:p>
          </table:table-cell>
          <table:table-cell office:value-type="float" office:value="196352" calcext:value-type="float">
            <text:p>196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4% 14% 14% 12% 100% 12% 17%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93" calcext:value-type="float">
            <text:p>0.993</text:p>
          </table:table-cell>
          <table:table-cell office:value-type="float" office:value="195756" calcext:value-type="float">
            <text:p>195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13% 12% 13% 17% 15% 17% 13%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71" calcext:value-type="float">
            <text:p>0.971</text:p>
          </table:table-cell>
          <table:table-cell office:value-type="float" office:value="196004" calcext:value-type="float">
            <text:p>196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4% 15% 16% 14% 14% 98% 14%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76" calcext:value-type="float">
            <text:p>0.976</text:p>
          </table:table-cell>
          <table:table-cell office:value-type="float" office:value="196476" calcext:value-type="float">
            <text:p>196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4% 12% 16% 98% 16% 14% 12%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73" calcext:value-type="float">
            <text:p>0.973</text:p>
          </table:table-cell>
          <table:table-cell office:value-type="float" office:value="195976" calcext:value-type="float">
            <text:p>195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4% 14% 14% 16% 100% 12% 16%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84" calcext:value-type="float">
            <text:p>0.984</text:p>
          </table:table-cell>
          <table:table-cell office:value-type="float" office:value="196336" calcext:value-type="float">
            <text:p>196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17% 13% 14% 15% 13% 13% 13%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62" calcext:value-type="float">
            <text:p>962</text:p>
          </table:table-cell>
          <table:table-cell office:value-type="float" office:value="0.971" calcext:value-type="float">
            <text:p>0.971</text:p>
          </table:table-cell>
          <table:table-cell office:value-type="float" office:value="196024" calcext:value-type="float">
            <text:p>196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4% 14% 16% 12% 12% 98% 16%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0.976" calcext:value-type="float">
            <text:p>0.976</text:p>
          </table:table-cell>
          <table:table-cell office:value-type="float" office:value="196492" calcext:value-type="float">
            <text:p>196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14% 14% 15% 14% 15% 100% 15%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0.986" calcext:value-type="float">
            <text:p>0.986</text:p>
          </table:table-cell>
          <table:table-cell office:value-type="float" office:value="195944" calcext:value-type="float">
            <text:p>195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% 15% 19% 19% 21% 17% 92% 13%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1.005" calcext:value-type="float">
            <text:p>1.005</text:p>
          </table:table-cell>
          <table:table-cell office:value-type="float" office:value="194832" calcext:value-type="float">
            <text:p>194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% 28% 87% 24% 19% 22% 25% 18%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0.994" calcext:value-type="float">
            <text:p>0.994</text:p>
          </table:table-cell>
          <table:table-cell office:value-type="float" office:value="195000" calcext:value-type="float">
            <text:p>19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20% 18% 13% 13% 16% 13% 13%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0.976" calcext:value-type="float">
            <text:p>0.976</text:p>
          </table:table-cell>
          <table:table-cell office:value-type="float" office:value="195828" calcext:value-type="float">
            <text:p>195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5% 18% 13% 14% 13% 15% 100%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1.005" calcext:value-type="float">
            <text:p>1.005</text:p>
          </table:table-cell>
          <table:table-cell office:value-type="float" office:value="195836" calcext:value-type="float">
            <text:p>195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% 27% 30% 31% 98% 24% 25% 27%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0.997" calcext:value-type="float">
            <text:p>0.997</text:p>
          </table:table-cell>
          <table:table-cell office:value-type="float" office:value="232460" calcext:value-type="float">
            <text:p>23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% 48% 76% 18% 16% 17% 32% 15%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1.02" calcext:value-type="float">
            <text:p>1.02</text:p>
          </table:table-cell>
          <table:table-cell office:value-type="float" office:value="195344" calcext:value-type="float">
            <text:p>195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% 21% 23% 21% 49% 25% 25% 16%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1.011" calcext:value-type="float">
            <text:p>1.011</text:p>
          </table:table-cell>
          <table:table-cell office:value-type="float" office:value="195060" calcext:value-type="float">
            <text:p>195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% 22% 15% 85% 18% 22% 16% 30%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81" calcext:value-type="float">
            <text:p>981</text:p>
          </table:table-cell>
          <table:table-cell office:value-type="float" office:value="0.972" calcext:value-type="float">
            <text:p>0.972</text:p>
          </table:table-cell>
          <table:table-cell office:value-type="float" office:value="193572" calcext:value-type="float">
            <text:p>193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% 21% 100% 15% 15% 23% 17% 16%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76" calcext:value-type="float">
            <text:p>0.976</text:p>
          </table:table-cell>
          <table:table-cell office:value-type="float" office:value="186684" calcext:value-type="float">
            <text:p>186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98% 16% 12% 18% 15% 16% 21%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31" calcext:value-type="float">
            <text:p>0.931</text:p>
          </table:table-cell>
          <table:table-cell office:value-type="float" office:value="184688" calcext:value-type="float">
            <text:p>184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% 100% 19% 24% 17% 16% 17% 19%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52" calcext:value-type="float">
            <text:p>0.952</text:p>
          </table:table-cell>
          <table:table-cell office:value-type="float" office:value="185520" calcext:value-type="float">
            <text:p>185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6% 78% 19% 16% 23% 34% 18%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34" calcext:value-type="float">
            <text:p>0.934</text:p>
          </table:table-cell>
          <table:table-cell office:value-type="float" office:value="186152" calcext:value-type="float">
            <text:p>186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% 18% 16% 18% 17% 18% 17% 96%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52" calcext:value-type="float">
            <text:p>0.952</text:p>
          </table:table-cell>
          <table:table-cell office:value-type="float" office:value="186676" calcext:value-type="float">
            <text:p>186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15% 16% 16% 13% 13% 13% 98%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6" calcext:value-type="float">
            <text:p>0.96</text:p>
          </table:table-cell>
          <table:table-cell office:value-type="float" office:value="186512" calcext:value-type="float">
            <text:p>186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% 16% 13% 13% 22% 14% 14% 16%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88" calcext:value-type="float">
            <text:p>0.988</text:p>
          </table:table-cell>
          <table:table-cell office:value-type="float" office:value="186300" calcext:value-type="float">
            <text:p>186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% 27% 73% 20% 20% 24% 48% 25%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65" calcext:value-type="float">
            <text:p>0.965</text:p>
          </table:table-cell>
          <table:table-cell office:value-type="float" office:value="186128" calcext:value-type="float">
            <text:p>186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% 26% 19% 20% 25% 24% 98% 23%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47" calcext:value-type="float">
            <text:p>0.947</text:p>
          </table:table-cell>
          <table:table-cell office:value-type="float" office:value="185700" calcext:value-type="float">
            <text:p>185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% 19% 16% 18% 22% 23% 16% 14%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88" calcext:value-type="float">
            <text:p>0.988</text:p>
          </table:table-cell>
          <table:table-cell office:value-type="float" office:value="185288" calcext:value-type="float">
            <text:p>185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% 21% 17% 36% 17% 23% 17% 79%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28" calcext:value-type="float">
            <text:p>0.728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26% 30% 26% 29% 29% 23% 100%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4" calcext:value-type="float">
            <text:p>0.74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25% 23% 25% 26% 30% 28% 26%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8" calcext:value-type="float">
            <text:p>0.738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% 26% 32% 26% 26% 32% 96% 26%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9" calcext:value-type="float">
            <text:p>0.739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% 29% 26% 50% 26% 29% 29% 74%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2" calcext:value-type="float">
            <text:p>0.732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% 24% 27% 26% 23% 100% 23% 26%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2" calcext:value-type="float">
            <text:p>0.732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% 26% 26% 33% 26% 23% 26% 89%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5" calcext:value-type="float">
            <text:p>0.735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89% 25% 30% 25% 33% 26% 25%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4" calcext:value-type="float">
            <text:p>0.734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% 100% 23% 22% 23% 23% 23% 29%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5" calcext:value-type="float">
            <text:p>0.735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96% 23% 23% 29% 26% 28% 23%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4" calcext:value-type="float">
            <text:p>0.74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% 29% 26% 33% 26% 96% 26% 26%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ver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 – python</text:p>
          </table:table-cell>
          <table:table-cell table:formula="of:=AVERAGE([.J2:.J11])" office:value-type="float" office:value="0.0323" calcext:value-type="float">
            <text:p>0.0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_channels</text:p>
          </table:table-cell>
          <table:table-cell table:formula="of:=AVERAGE([.J13:.J22])" office:value-type="float" office:value="0.6932" calcext:value-type="float">
            <text:p>0.6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 resumables</text:p>
          </table:table-cell>
          <table:table-cell table:formula="of:=AVERAGE([.J24:.J33])" office:value-type="float" office:value="4.9178" calcext:value-type="float">
            <text:p>4.9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timized</text:p>
          </table:table-cell>
          <table:table-cell table:formula="of:=AVERAGE([.J35:.J44])" office:value-type="float" office:value="5.0443" calcext:value-type="float">
            <text:p>5.0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resumable</text:p>
          </table:table-cell>
          <table:table-cell table:formula="of:=AVERAGE([.J46:.J55])" office:value-type="float" office:value="0.5138" calcext:value-type="float">
            <text:p>0.5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print</text:p>
          </table:table-cell>
          <table:table-cell table:formula="of:=AVERAGE([.J57:.J66])" office:value-type="float" office:value="0.5511" calcext:value-type="float">
            <text:p>0.5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</text:p>
          </table:table-cell>
          <table:table-cell table:formula="of:=AVERAGE([.J68:.J77])" office:value-type="float" office:value="0.5146" calcext:value-type="float">
            <text:p>0.5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ref</text:p>
          </table:table-cell>
          <table:table-cell table:formula="of:=AVERAGE([.J79:.J88])" office:value-type="float" office:value="0.2716" calcext:value-type="float">
            <text:p>0.271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4T22:36:35.262343113</dc:date>
    <meta:editing-duration>PT17S</meta:editing-duration>
    <meta:editing-cycles>1</meta:editing-cycles>
    <meta:document-statistic meta:table-count="1" meta:cell-count="828" meta:object-count="0"/>
  </office:meta>
</office:document-meta>
</file>